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ísico 1: */</text:p>
      <text:p text:style-name="Standard"/>
      <text:p text:style-name="Standard">CREATE TABLE VENDEDOR (</text:p>
      <text:p text:style-name="Standard"><text:s text:c="4"/>cod_vendedor INTEGER,</text:p>
      <text:p text:style-name="Standard"><text:s text:c="4"/>nome VARCHAR,</text:p>
      <text:p text:style-name="Standard"><text:s text:c="4"/>telefone VARCHAR,</text:p>
      <text:p text:style-name="Standard"><text:s text:c="4"/>email VARCHAR,</text:p>
      <text:p text:style-name="Standard"><text:s text:c="4"/>cod_pontos INTEGER,</text:p>
      <text:p text:style-name="Standard"><text:s text:c="4"/>FK_SISTEMA_PONTUACAO_cod_pontos INTEGER,</text:p>
      <text:p text:style-name="Standard"><text:s text:c="4"/>FK_SISTEMA_PONTUACAO_cod_vededor INTEGER,</text:p>
      <text:p text:style-name="Standard"><text:s text:c="4"/>PRIMARY KEY (cod_vendedor, cod_pontos)</text:p>
      <text:p text:style-name="Standard">);</text:p>
      <text:p text:style-name="Standard"/>
      <text:p text:style-name="Standard">CREATE TABLE SISTEMA_PONTUACAO (</text:p>
      <text:p text:style-name="Standard"><text:s text:c="4"/>valor_total_venda INTEGER,</text:p>
      <text:p text:style-name="Standard"><text:s text:c="4"/>qtd_venda INTEGER,</text:p>
      <text:p text:style-name="Standard"><text:s text:c="4"/>cod_pontos INTEGER,</text:p>
      <text:p text:style-name="Standard"><text:s text:c="4"/>cod_vededor INTEGER,</text:p>
      <text:p text:style-name="Standard"><text:s text:c="4"/>PRIMARY KEY (cod_pontos, cod_vededor)</text:p>
      <text:p text:style-name="Standard">);</text:p>
      <text:p text:style-name="Standard"/>
      <text:p text:style-name="Standard">CREATE TABLE VENDA (</text:p>
      <text:p text:style-name="Standard"><text:s text:c="4"/>cod_vendedor INTEGER,</text:p>
      <text:p text:style-name="Standard"><text:s text:c="4"/>cod_venda INTEGER,</text:p>
      <text:p text:style-name="Standard"><text:s text:c="4"/>data_venda DATE,</text:p>
      <text:p text:style-name="Standard"><text:s text:c="4"/>valor_venda FLOAT,</text:p>
      <text:p text:style-name="Standard"><text:s text:c="4"/>FK_VENDEDOR_cod_vendedor INTEGER,</text:p>
      <text:p text:style-name="Standard"><text:s text:c="4"/>FK_VENDEDOR_cod_pontos INTEGER,</text:p>
      <text:p text:style-name="Standard"><text:s text:c="4"/>PRIMARY KEY (cod_vendedor, cod_venda)</text:p>
      <text:p text:style-name="Standard">);</text:p>
      <text:p text:style-name="Standard"/>
      <text:p text:style-name="Standard">CREATE TABLE PRODUTO (</text:p>
      <text:p text:style-name="Standard"><text:s text:c="4"/>cod_produto INTEGER PRIMARY KEY,</text:p>
      <text:p text:style-name="Standard"><text:s text:c="4"/>valor FLOAT,</text:p>
      <text:p text:style-name="Standard"><text:s text:c="4"/>nome_produto VARCHAR,</text:p>
      <text:p text:style-name="Standard"><text:s text:c="4"/>marca VARCHAR,</text:p>
      <text:p text:style-name="Standard"><text:s text:c="4"/>categoria VARCHAR,</text:p>
      <text:p text:style-name="Standard"><text:s text:c="4"/>FK_ESTOQUE_cod_produto INTEGER</text:p>
      <text:p text:style-name="Standard">);</text:p>
      <text:p text:style-name="Standard"/>
      <text:p text:style-name="Standard">CREATE TABLE ESTOQUE (</text:p>
      <text:p text:style-name="Standard"><text:s text:c="4"/>cod_produto INTEGER PRIMARY KEY,</text:p>
      <text:p text:style-name="Standard"><text:s text:c="4"/>qtd_estoque INTEGER</text:p>
      <text:p text:style-name="Standard">);</text:p>
      <text:p text:style-name="Standard"/>
      <text:p text:style-name="Standard">CREATE TABLE Relacionamento_2 (</text:p>
      <text:p text:style-name="Standard"><text:s text:c="4"/>fk_VENDA_cod_vendedor INTEGER,</text:p>
      <text:p text:style-name="Standard"><text:s text:c="4"/>fk_VENDA_cod_venda INTEGER,</text:p>
      <text:p text:style-name="Standard"><text:s text:c="4"/>fk_PRODUTO_cod_produto INTEGER</text:p>
      <text:p text:style-name="Standard">);</text:p>
      <text:p text:style-name="Standard"><text:s/></text:p>
      <text:p text:style-name="Standard">ALTER TABLE VENDEDOR ADD CONSTRAINT FK_VENDEDOR_2</text:p>
      <text:p text:style-name="Standard"><text:soft-page-break/><text:s text:c="4"/>FOREIGN KEY (FK_SISTEMA_PONTUACAO_cod_pontos, FK_SISTEMA_PONTUACAO_cod_vededor)</text:p>
      <text:p text:style-name="Standard"><text:s text:c="4"/>REFERENCES SISTEMA_PONTUACAO (cod_pontos, cod_vededor)</text:p>
      <text:p text:style-name="Standard"><text:s text:c="4"/>ON DELETE CASCADE;</text:p>
      <text:p text:style-name="Standard"><text:s/></text:p>
      <text:p text:style-name="Standard">ALTER TABLE VENDA ADD CONSTRAINT FK_VENDA_2</text:p>
      <text:p text:style-name="Standard"><text:s text:c="4"/>FOREIGN KEY (FK_VENDEDOR_cod_vendedor, FK_VENDEDOR_cod_pontos)</text:p>
      <text:p text:style-name="Standard"><text:s text:c="4"/>REFERENCES VENDEDOR (cod_vendedor, cod_pontos)</text:p>
      <text:p text:style-name="Standard"><text:s text:c="4"/>ON DELETE CASCADE;</text:p>
      <text:p text:style-name="Standard"><text:s/></text:p>
      <text:p text:style-name="Standard">ALTER TABLE PRODUTO ADD CONSTRAINT FK_PRODUTO_2</text:p>
      <text:p text:style-name="Standard"><text:s text:c="4"/>FOREIGN KEY (FK_ESTOQUE_cod_produto)</text:p>
      <text:p text:style-name="Standard"><text:s text:c="4"/>REFERENCES ESTOQUE (cod_produto)</text:p>
      <text:p text:style-name="Standard"><text:s text:c="4"/>ON DELETE CASCADE;</text:p>
      <text:p text:style-name="Standard"><text:s/></text:p>
      <text:p text:style-name="Standard">ALTER TABLE Relacionamento_2 ADD CONSTRAINT FK_Relacionamento_2_1</text:p>
      <text:p text:style-name="Standard"><text:s text:c="4"/>FOREIGN KEY (fk_VENDA_cod_vendedor, fk_VENDA_cod_venda)</text:p>
      <text:p text:style-name="Standard"><text:s text:c="4"/>REFERENCES VENDA (cod_vendedor, cod_venda)</text:p>
      <text:p text:style-name="Standard"><text:s text:c="4"/>ON DELETE RESTRICT;</text:p>
      <text:p text:style-name="Standard"><text:s/></text:p>
      <text:p text:style-name="Standard">ALTER TABLE Relacionamento_2 ADD CONSTRAINT FK_Relacionamento_2_2</text:p>
      <text:p text:style-name="Standard"><text:s text:c="4"/>FOREIGN KEY (fk_PRODUTO_cod_produto)</text:p>
      <text:p text:style-name="Standard"><text:s text:c="4"/>REFERENCES PRODUTO (cod_produto)</text:p>
      <text:p text:style-name="Standard"><text:s text:c="4"/>ON DELETE RESTRIC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3:09:01.673478804</meta:creation-date>
    <dc:date>2024-04-26T23:09:51.349193949</dc:date>
    <meta:editing-duration>PT55S</meta:editing-duration>
    <meta:editing-cycles>1</meta:editing-cycles>
    <meta:document-statistic meta:table-count="0" meta:image-count="0" meta:object-count="0" meta:page-count="2" meta:paragraph-count="69" meta:word-count="186" meta:character-count="1960" meta:non-whitespace-character-count="1649"/>
    <meta:generator>LibreOffice/7.3.7.2$Linux_X86_64 LibreOffice_project/30$Build-2</meta:generator>
  </office:meta>
</office:document-meta>
</file>